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fbcc"/>
      <style:text-properties fo:color="#000000" fo:font-style="normal" style:font-style-asian="normal" style:font-style-complex="normal"/>
    </style:style>
    <style:style style:name="ce6" style:family="table-cell" style:parent-style-name="Default">
      <style:table-cell-properties fo:background-color="#fffbcc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" table:default-cell-style-name="Default"/>
        <table:table-row table:style-name="ro1">
          <table:table-cell table:style-name="ce1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formula="of:=CHAR(IF(CODE(LOWER([.D2]))+1&gt;122;CODE(LOWER([.D2]))+1-26;CODE(LOWER([.D2]))-1))" office:value-type="string" office:string-value="u" calcext:value-type="string">
            <text:p>u</text:p>
          </table:table-cell>
          <table:table-cell table:formula="of:=CHAR(IF(CODE(LOWER([.E2]))+1&gt;122;CODE(LOWER([.E2]))+1-26;CODE(LOWER([.E2]))-1))" office:value-type="string" office:string-value="t" calcext:value-type="string">
            <text:p>t</text:p>
          </table:table-cell>
          <table:table-cell table:formula="of:=CHAR(IF(CODE(LOWER([.F2]))+1&gt;122;CODE(LOWER([.F2]))+1-26;CODE(LOWER([.F2]))-1))" office:value-type="string" office:string-value="s" calcext:value-type="string">
            <text:p>s</text:p>
          </table:table-cell>
          <table:table-cell table:formula="of:=CHAR(IF(CODE(LOWER([.D2]))+1&gt;122;CODE(LOWER([.D2]))+1-26;CODE(LOWER([.D2]))-1))" office:value-type="string" office:string-value="u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D3]))+1&gt;122;CODE(LOWER([.D3]))+1-26;CODE(LOWER([.D3]))-1))" office:value-type="string" office:string-value="b" calcext:value-type="string">
            <text:p>b</text:p>
          </table:table-cell>
          <table:table-cell table:formula="of:=CHAR(IF(CODE(LOWER([.E3]))+1&gt;122;CODE(LOWER([.E3]))+1-26;CODE(LOWER([.E3]))-1))" office:value-type="string" office:string-value="a" calcext:value-type="string">
            <text:p>a</text:p>
          </table:table-cell>
          <table:table-cell table:formula="of:=CHAR(IF(CODE(LOWER([.F3]))+1&gt;122;CODE(LOWER([.F3]))+1-26;CODE(LOWER([.F3]))-1))" office:value-type="string" office:string-value="`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HAR(IF(CODE(LOWER([.D4]))+1&gt;122;CODE(LOWER([.D4]))+1-26;CODE(LOWER([.D4]))-1))" office:value-type="string" office:string-value="a" calcext:value-type="string">
            <text:p>a</text:p>
          </table:table-cell>
          <table:table-cell table:formula="of:=znd4ak(IF(CODE(LOWER([.E4]))+1&gt;122;CODE(LOWER([.E4]))+1-26;CODE(LOWER([.E4]))-1))" office:value-type="string" office:string-value="" calcext:value-type="error">
            <text:p>#NAZWA?</text:p>
          </table:table-cell>
          <table:table-cell table:formula="of:=CHAR(IF(CODE(LOWER([.F4]))+1&gt;122;CODE(LOWER([.F4]))+1-26;CODE(LOWER([.F4]))-1))" office:value-type="string" office:string-value="" calcext:value-type="error">
            <text:p>#NAZW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HAR(IF(CODE(LOWER([.D5]))+1&gt;122;CODE(LOWER([.D5]))+1-26;CODE(LOWER([.D5]))-1))" office:value-type="string" office:string-value="h" calcext:value-type="string">
            <text:p>h</text:p>
          </table:table-cell>
          <table:table-cell table:formula="of:=CHAR(IF(CODE(LOWER([.E5]))+1&gt;122;CODE(LOWER([.E5]))+1-26;CODE(LOWER([.E5]))-1))" office:value-type="string" office:string-value="g" calcext:value-type="string">
            <text:p>g</text:p>
          </table:table-cell>
          <table:table-cell table:formula="of:=CHAR(IF(CODE(LOWER([.F5]))+1&gt;122;CODE(LOWER([.F5]))+1-26;CODE(LOWER([.F5]))-1))" office:value-type="string" office:string-value="f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D6]))+1&gt;122;CODE(LOWER([.D6]))+1-26;CODE(LOWER([.D6]))-1))" office:value-type="string" office:string-value="t" calcext:value-type="string">
            <text:p>t</text:p>
          </table:table-cell>
          <table:table-cell table:formula="of:=CHAR(IF(CODE(LOWER([.E6]))+1&gt;122;CODE(LOWER([.E6]))+1-26;CODE(LOWER([.E6]))-1))" office:value-type="string" office:string-value="s" calcext:value-type="string">
            <text:p>s</text:p>
          </table:table-cell>
          <table:table-cell table:formula="of:=CHAR(IF(CODE(LOWER([.F6]))+1&gt;122;CODE(LOWER([.F6]))+1-26;CODE(LOWER([.F6]))-1))" office:value-type="string" office:string-value="r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HAR(IF(CODE(LOWER([.D7]))+1&gt;122;CODE(LOWER([.D7]))+1-26;CODE(LOWER([.D7]))-1))" office:value-type="string" office:string-value="e" calcext:value-type="string">
            <text:p>e</text:p>
          </table:table-cell>
          <table:table-cell table:formula="of:=CHAR(IF(CODE(LOWER([.E7]))+1&gt;122;CODE(LOWER([.E7]))+1-26;CODE(LOWER([.E7]))-1))" office:value-type="string" office:string-value="d" calcext:value-type="string">
            <text:p>d</text:p>
          </table:table-cell>
          <table:table-cell table:formula="of:=CHAR(IF(CODE(LOWER([.F7]))+1&gt;122;CODE(LOWER([.F7]))+1-26;CODE(LOWER([.F7]))-1))" office:value-type="string" office:string-value="c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HAR(IF(CODE(LOWER([.D8]))+1&gt;122;CODE(LOWER([.D8]))+1-26;CODE(LOWER([.D8]))-1))" office:value-type="string" office:string-value="g" calcext:value-type="string">
            <text:p>g</text:p>
          </table:table-cell>
          <table:table-cell table:formula="of:=CHAR(IF(CODE(LOWER([.E8]))+1&gt;122;CODE(LOWER([.E8]))+1-26;CODE(LOWER([.E8]))-1))" office:value-type="string" office:string-value="f" calcext:value-type="string">
            <text:p>f</text:p>
          </table:table-cell>
          <table:table-cell table:formula="of:=CHAR(IF(CODE(LOWER([.F8]))+1&gt;122;CODE(LOWER([.F8]))+1-26;CODE(LOWER([.F8]))-1))" office:value-type="string" office:string-value="e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D9]))+1&gt;122;CODE(LOWER([.D9]))+1-26;CODE(LOWER([.D9]))-1))" office:value-type="string" office:string-value="b" calcext:value-type="string">
            <text:p>b</text:p>
          </table:table-cell>
          <table:table-cell table:formula="of:=CHAR(IF(CODE(LOWER([.E9]))+1&gt;122;CODE(LOWER([.E9]))+1-26;CODE(LOWER([.E9]))-1))" office:value-type="string" office:string-value="a" calcext:value-type="string">
            <text:p>a</text:p>
          </table:table-cell>
          <table:table-cell table:formula="of:=CHAR(IF(CODE(LOWER([.F9]))+1&gt;122;CODE(LOWER([.F9]))+1-26;CODE(LOWER([.F9]))-1))" office:value-type="string" office:string-value="`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D10]))+1&gt;122;CODE(LOWER([.D10]))+1-26;CODE(LOWER([.D10]))-1))" office:value-type="string" office:string-value="c" calcext:value-type="string">
            <text:p>c</text:p>
          </table:table-cell>
          <table:table-cell table:formula="of:=CHAR(IF(CODE(LOWER([.E10]))+1&gt;122;CODE(LOWER([.E10]))+1-26;CODE(LOWER([.E10]))-1))" office:value-type="string" office:string-value="b" calcext:value-type="string">
            <text:p>b</text:p>
          </table:table-cell>
          <table:table-cell table:formula="of:=CHAR(IF(CODE(LOWER([.F10]))+1&gt;122;CODE(LOWER([.F10]))+1-26;CODE(LOWER([.F10]))-1))" office:value-type="string" office:string-value="a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D11]))+1&gt;122;CODE(LOWER([.D11]))+1-26;CODE(LOWER([.D11]))-1))" office:value-type="string" office:string-value="t" calcext:value-type="string">
            <text:p>t</text:p>
          </table:table-cell>
          <table:table-cell table:formula="of:=CHAR(IF(CODE(LOWER([.E11]))+1&gt;122;CODE(LOWER([.E11]))+1-26;CODE(LOWER([.E11]))-1))" office:value-type="string" office:string-value="s" calcext:value-type="string">
            <text:p>s</text:p>
          </table:table-cell>
          <table:table-cell table:formula="of:=CHAR(IF(CODE(LOWER([.F11]))+1&gt;122;CODE(LOWER([.F11]))+1-26;CODE(LOWER([.F11]))-1))" office:value-type="string" office:string-value="r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D12]))+1&gt;122;CODE(LOWER([.D12]))+1-26;CODE(LOWER([.D12]))-1))" office:value-type="string" office:string-value="c" calcext:value-type="string">
            <text:p>c</text:p>
          </table:table-cell>
          <table:table-cell table:formula="of:=CHAR(IF(CODE(LOWER([.E12]))+1&gt;122;CODE(LOWER([.E12]))+1-26;CODE(LOWER([.E12]))-1))" office:value-type="string" office:string-value="b" calcext:value-type="string">
            <text:p>b</text:p>
          </table:table-cell>
          <table:table-cell table:formula="of:=CHAR(IF(CODE(LOWER([.F12]))+1&gt;122;CODE(LOWER([.F12]))+1-26;CODE(LOWER([.F12]))-1))" office:value-type="string" office:string-value="a" calcext:value-type="string">
            <text:p>a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table:style-name="Default"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7"/>
        </table:table-row>
      </table:table>
      <table:table table:name="Arkusz2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U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HAR(CODE([.A3])+[.$B$2]&lt;122;)" office:value-type="string" office:string-value="" calcext:value-type="error">
            <text:p>Błąd: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2:08.463010516</meta:creation-date>
    <dc:date>2020-02-20T11:40:02.558688396</dc:date>
    <meta:editing-duration>PT7M12S</meta:editing-duration>
    <meta:editing-cycles>1</meta:editing-cycles>
    <meta:document-statistic meta:table-count="2" meta:cell-count="116" meta:object-count="0"/>
    <meta:generator>LibreOffice/6.0.7.3$Linux_X86_64 LibreOffice_project/00m0$Build-3</meta:generator>
  </office:meta>
</office:document-meta>
</file>